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00" draw:textarea-horizontal-align="justify" draw:textarea-vertical-align="middle" draw:auto-grow-height="false" fo:min-height="5.05cm" fo:min-width="0cm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2.75cm" fo:min-width="0cm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1.75cm" fo:min-width="0cm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0.85cm" fo:min-width="0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45cm" fo:min-width="0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00cc00" draw:textarea-horizontal-align="justify" draw:textarea-vertical-align="middle" draw:auto-grow-height="false" fo:min-height="2.7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2.3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85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2.8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2.45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2.25cm" fo:min-width="0cm"/>
    </style:style>
    <style:style style:name="gr16" style:family="graphic" style:parent-style-name="standard">
      <style:graphic-properties draw:fill-color="#cc9900" draw:textarea-horizontal-align="justify" draw:textarea-vertical-align="middle" draw:auto-grow-height="false" fo:min-height="1.85cm" fo:min-width="0cm"/>
    </style:style>
    <style:style style:name="gr17" style:family="graphic" style:parent-style-name="standard">
      <style:graphic-properties draw:fill-color="#cc00cc" draw:textarea-horizontal-align="justify" draw:textarea-vertical-align="middle" draw:auto-grow-height="false" fo:min-height="0.25cm" fo:min-width="0cm"/>
    </style:style>
    <style:style style:name="gr18" style:family="graphic" style:parent-style-name="standard">
      <style:graphic-properties draw:fill-color="#cc00cc" draw:textarea-horizontal-align="justify" draw:textarea-vertical-align="middle" draw:auto-grow-height="false" fo:min-height="0.05cm" fo:min-width="0cm"/>
    </style:style>
    <style:style style:name="gr19" style:family="graphic" style:parent-style-name="standard">
      <style:graphic-properties draw:fill-color="#cc00cc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2cm" fo:min-width="1.371cm"/>
    </style:style>
    <style:style style:name="gr23" style:family="graphic" style:parent-style-name="standard">
      <style:graphic-properties draw:stroke="none" draw:fill="none" fo:min-height="0.705cm"/>
    </style:style>
    <style:style style:name="gr24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f9900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cc9900"/>
      <style:paragraph-properties fo:text-align="center"/>
    </style:style>
    <style:style style:name="P6" style:family="paragraph">
      <loext:graphic-properties draw:fill-color="#cc00c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color="#ff3333" fo:font-size="18pt" style:font-size-asian="10pt" style:font-size-complex="10pt"/>
    </style:style>
    <style:style style:name="P11" style:family="paragraph">
      <loext:graphic-properties draw:fill="none"/>
      <style:text-properties fo:font-size="18pt"/>
    </style:style>
    <style:style style:name="T1" style:family="text">
      <style:text-properties fo:color="#ff3333" style:font-size-asian="10pt" style:font-size-complex="10pt"/>
    </style:style>
    <style:style style:name="T2" style:family="text">
      <style:text-properties fo:color="#ff3333" style:text-position="33% 58%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3cm" svg:height="5.3cm" svg:x="13.7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3cm" svg:x="13.2cm" svg:y="1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cm" svg:height="2cm" svg:x="12.7cm" svg:y="14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cm" svg:height="1.1cm" svg:x="12.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cm" svg:height="0.7cm" svg:x="11.7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3cm" svg:height="0.4cm" svg:x="11.2cm" svg:y="15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3cm" svg:height="0.2cm" svg:x="10.7cm" svg:y="16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3cm" svg:height="0.1cm" svg:x="10.2cm" svg:y="1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3cm" svg:height="0.064cm" svg:x="9.7cm" svg:y="16.2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3cm" svg:height="0.04cm" svg:x="9.2cm" svg:y="16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3cm" svg:height="0.021cm" svg:x="8.7cm" svg:y="16.2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3cm" svg:height="0.016cm" svg:x="8.2cm" svg:y="16.2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0.3cm" svg:height="3cm" svg:x="13.7cm" svg:y="7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3cm" svg:height="2cm" svg:x="13.2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3cm" svg:height="2.6cm" svg:x="12.7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cm" svg:height="3cm" svg:x="12.2cm" svg:y="7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3cm" svg:height="2.6cm" svg:x="11.7cm" svg:y="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3cm" svg:height="2.1cm" svg:x="11.2cm" svg:y="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3cm" svg:height="3.1cm" svg:x="10.7cm" svg:y="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3cm" svg:height="2.7cm" svg:x="10.2cm" svg:y="7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3cm" svg:height="2.5cm" svg:x="9.7cm" svg:y="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3cm" svg:height="2.1cm" svg:x="9.2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3cm" svg:height="2.6cm" svg:x="8.7cm" svg:y="7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3cm" svg:height="2.6cm" svg:x="8.2cm" svg:y="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3cm" svg:height="2.5cm" svg:x="7.7cm" svg:y="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3cm" svg:height="2.1cm" svg:x="7.2cm" svg:y="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3cm" svg:height="2.5cm" svg:x="6.7cm" svg:y="7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3cm" svg:height="2.1cm" svg:x="13.7cm" svg:y="19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3cm" svg:height="0.5cm" svg:x="13.2cm" svg:y="20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3cm" svg:height="0.5cm" svg:x="12.7cm" svg:y="20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3cm" svg:height="0.3cm" svg:x="12.2cm" svg:y="20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3cm" svg:height="0.5cm" svg:x="11.7cm" svg:y="20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3cm" svg:height="0.3cm" svg:x="11.2cm" svg:y="20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3cm" svg:height="0.3cm" svg:x="10.7cm" svg:y="20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3cm" svg:height="0.2cm" svg:x="10.2cm" svg:y="2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3cm" svg:height="0.2cm" svg:x="9.7cm" svg:y="2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3cm" svg:height="0.2cm" svg:x="9.2cm" svg:y="2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3cm" svg:height="0.1cm" svg:x="8.7cm" svg:y="21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3cm" svg:height="0.1cm" svg:x="8.2cm" svg:y="21.1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6.1cm" svg:y1="10.1cm" svg:x2="15.8cm" svg:y2="10.1cm">
          <text:p/>
        </draw:line>
        <draw:frame draw:style-name="gr21" draw:text-style-name="P8" draw:layer="layout" svg:width="2.479cm" svg:height="0.954cm" svg:x="15.7cm" svg:y="9.642cm">
          <draw:text-box>
            <text:p>t (time)</text:p>
          </draw:text-box>
        </draw:frame>
        <draw:frame draw:style-name="gr21" draw:text-style-name="P8" draw:layer="layout" svg:width="4.972cm" svg:height="1.657cm" svg:x="7.401cm" svg:y="4.542cm">
          <draw:text-box>
            <text:p>Previous values<text:line-break/>of EWMA</text:p>
          </draw:text-box>
        </draw:frame>
        <draw:frame draw:style-name="gr21" draw:text-style-name="P8" draw:layer="layout" svg:width="2.957cm" svg:height="0.954cm" svg:x="14.501cm" svg:y="13.342cm">
          <draw:text-box>
            <text:p>Weights </text:p>
          </draw:text-box>
        </draw:frame>
        <draw:frame draw:style-name="gr22" draw:text-style-name="P10" draw:layer="layout" svg:width="2.183cm" svg:height="0.954cm" svg:x="9.801cm" svg:y="13.4cm">
          <draw:text-box>
            <text:p text:style-name="P9"><text:span text:style-name="T1">(1-α)</text:span><text:span text:style-name="T2">-n</text:span></text:p>
          </draw:text-box>
        </draw:frame>
        <draw:frame draw:style-name="gr23" draw:text-style-name="P11" xml:id="id1" draw:id="id1" draw:layer="layout" svg:width="0.87cm" svg:height="0.955cm" svg:x="14.996cm" svg:y="10.893cm">
          <draw:text-box>
            <text:p text:style-name="P9"><text:span text:style-name="T1">α</text:span></text:p>
          </draw:text-box>
        </draw:frame>
        <draw:connector draw:style-name="gr20" draw:text-style-name="P7" draw:layer="layout" draw:type="line" svg:x1="14.996cm" svg:y1="11.37cm" svg:x2="13.85cm" svg:y2="11cm" draw:start-shape="id1" draw:start-glue-point="3" draw:end-shape="id2" svg:d="M14996 11370l-1146-370" svg:viewBox="0 0 1147 371">
          <text:p/>
        </draw:connector>
        <draw:custom-shape draw:style-name="gr11" draw:text-style-name="P4" draw:layer="layout" svg:width="0.3cm" svg:height="3cm" svg:x="16.1cm" svg:y="18.2cm">
          <text:p/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3.635cm" svg:height="1.657cm" svg:x="16.502cm" svg:y="18.942cm">
          <draw:text-box>
            <text:p>New value <text:line-break/>of EWMA</text:p>
          </draw:text-box>
        </draw:frame>
        <draw:line draw:style-name="gr24" draw:text-style-name="P7" draw:layer="layout" svg:x1="6.3cm" svg:y1="7.5cm" svg:x2="9.2cm" svg:y2="6.1cm">
          <text:p/>
        </draw:line>
        <draw:line draw:style-name="gr24" draw:text-style-name="P7" draw:layer="layout" svg:x1="9.3cm" svg:y1="6.1cm" svg:x2="13.4cm" svg:y2="7.3cm">
          <text:p/>
        </draw:line>
        <draw:frame draw:style-name="gr21" draw:text-style-name="P8" xml:id="id3" draw:id="id3" draw:layer="layout" svg:width="3.986cm" svg:height="0.954cm" svg:x="14.502cm" svg:y="6.242cm">
          <draw:text-box>
            <text:p>New sample</text:p>
          </draw:text-box>
        </draw:frame>
        <draw:connector draw:style-name="gr20" draw:text-style-name="P7" draw:layer="layout" draw:type="line" svg:x1="14.502cm" svg:y1="6.719cm" svg:x2="13.85cm" svg:y2="7.1cm" draw:start-shape="id3" draw:start-glue-point="3" draw:end-shape="id4" draw:end-glue-point="0" svg:d="M14502 6719l-652 381" svg:viewBox="0 0 653 382">
          <text:p/>
        </draw:connector>
        <draw:frame draw:style-name="gr21" draw:text-style-name="P8" draw:layer="layout" svg:width="5.171cm" svg:height="0.954cm" svg:x="8.203cm" svg:y="17.742cm">
          <draw:text-box>
            <text:p>Weighted values</text:p>
          </draw:text-box>
        </draw:frame>
        <draw:line draw:style-name="gr20" draw:text-style-name="P7" draw:layer="layout" svg:x1="14.3cm" svg:y1="20.2cm" svg:x2="15.7cm" svg:y2="20.2cm">
          <text:p/>
        </draw:line>
        <draw:frame draw:style-name="gr21" draw:text-style-name="P8" draw:layer="layout" svg:width="1.806cm" svg:height="0.954cm" svg:x="14.104cm" svg:y="18.942cm">
          <draw:text-box>
            <text:p>Sum</text:p>
          </draw:text-box>
        </draw:frame>
        <draw:line draw:style-name="gr20" draw:text-style-name="P7" draw:layer="layout" svg:x1="6.1cm" svg:y1="16.3cm" svg:x2="15.8cm" svg:y2="16.3cm">
          <text:p/>
        </draw:line>
        <draw:line draw:style-name="gr20" draw:text-style-name="P7" draw:layer="layout" svg:x1="6.1cm" svg:y1="21.2cm" svg:x2="15.8cm" svg:y2="2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6:00:08.456502862</meta:creation-date>
    <dc:date>2017-05-16T16:24:01.203141795</dc:date>
    <meta:editing-duration>PT13M28S</meta:editing-duration>
    <meta:editing-cycles>1</meta:editing-cycles>
    <meta:document-statistic meta:object-count="57"/>
    <meta:generator>LibreOffice/5.3.2.2$Linux_X86_64 LibreOffice_project/30m0$Build-2</meta:generator>
  </office:meta>
</office:document-meta>
</file>